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.009cm" fo:break-before="auto" style:use-optimal-row-height="true"/>
    </style:style>
    <style:style style:name="ro6" style:family="table-row">
      <style:table-row-properties style:row-height="1.101cm" fo:break-before="auto" style:use-optimal-row-height="true"/>
    </style:style>
    <style:style style:name="ro7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9-02_13-06-26_000.jpg</text:p>
          </table:table-cell>
          <table:table-cell table:style-name="ce19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4.783325 E-139-34-55.202636</text:p>
          </table:table-cell>
          <table:table-cell table:style-name="ce38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9-02_14-44-25_000.jpg</text:p>
          </table:table-cell>
          <table:table-cell table:style-name="ce19" office:value-type="string">
            <text:p>:m 東和 PHOTO / 210903f / 入谷駅 / 竜泉一丁目 / １名 / 友野設備（和田建設） / 指示書</text:p>
          </table:table-cell>
          <table:table-cell table:style-name="ce19"/>
          <table:table-cell table:style-name="ce4"/>
          <table:table-cell table:style-name="ce4"/>
          <table:table-cell table:style-name="ce38" table:formula="of:=IF([.E3]=&quot;&quot;;[.C3];CONCATENATE([.C3];&quot; / &quot;;[.E3]))" office:value-type="string" office:string-value=":m 東和 PHOTO / 210903f / 入谷駅 / 竜泉一丁目 / １名 / 友野設備（和田建設） / 指示書">
            <text:p>:m 東和 PHOTO / 210903f / 入谷駅 / 竜泉一丁目 / １名 / 友野設備（和田建設） / 指示書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9-02_14-44-25_001.jpg</text:p>
          </table:table-cell>
          <table:table-cell table:style-name="ce19" office:value-type="string">
            <text:p>-*</text:p>
          </table:table-cell>
          <table:table-cell table:style-name="ce19"/>
          <table:table-cell table:style-name="ce4"/>
          <table:table-cell table:style-name="ce4"/>
          <table:table-cell table:style-name="ce38" table:formula="of:=IF([.E4]=&quot;&quot;;[.C4];CONCATENATE([.C4];&quot; / &quot;;[.E4]))" office:value-type="string" office:string-value="-*">
            <text:p>-*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9-02_14-44-31_000.jpg</text:p>
          </table:table-cell>
          <table:table-cell table:style-name="ce19" office:value-type="string">
            <text:p>-*</text:p>
          </table:table-cell>
          <table:table-cell table:style-name="ce19"/>
          <table:table-cell table:style-name="ce4"/>
          <table:table-cell table:style-name="ce4"/>
          <table:table-cell table:style-name="ce38" table:formula="of:=IF([.E5]=&quot;&quot;;[.C5];CONCATENATE([.C5];&quot; / &quot;;[.E5]))" office:value-type="string" office:string-value="-*">
            <text:p>-*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4" office:value-type="string">
            <text:p>2021-09-02_14-44-31_001.jpg</text:p>
          </table:table-cell>
          <table:table-cell table:style-name="ce19" office:value-type="string">
            <text:p>:m 東和 PHOTO / 210903f / 入谷駅 / 竜泉一丁目 / １名 / 友野設備（和田建設） / 指示書</text:p>
          </table:table-cell>
          <table:table-cell table:style-name="ce19"/>
          <table:table-cell table:style-name="ce4"/>
          <table:table-cell table:style-name="ce4"/>
          <table:table-cell table:style-name="ce38" table:formula="of:=IF([.E6]=&quot;&quot;;[.C6];CONCATENATE([.C6];&quot; / &quot;;[.E6]))" office:value-type="string" office:string-value=":m 東和 PHOTO / 210903f / 入谷駅 / 竜泉一丁目 / １名 / 友野設備（和田建設） / 指示書">
            <text:p>:m 東和 PHOTO / 210903f / 入谷駅 / 竜泉一丁目 / １名 / 友野設備（和田建設） / 指示書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9-02_14-44-46_000.jpg</text:p>
          </table:table-cell>
          <table:table-cell table:style-name="ce19" office:value-type="string">
            <text:p>:m 東和 PHOTO / 210903f / 入谷駅 / 竜泉一丁目 / １名 / 友野設備（和田建設） / 指示書：地図</text:p>
          </table:table-cell>
          <table:table-cell table:style-name="ce19"/>
          <table:table-cell table:style-name="ce4"/>
          <table:table-cell table:style-name="ce4"/>
          <table:table-cell table:style-name="ce38" table:formula="of:=IF([.E7]=&quot;&quot;;[.C7];CONCATENATE([.C7];&quot; / &quot;;[.E7]))" office:value-type="string" office:string-value=":m 東和 PHOTO / 210903f / 入谷駅 / 竜泉一丁目 / １名 / 友野設備（和田建設） / 指示書：地図">
            <text:p>:m 東和 PHOTO / 210903f / 入谷駅 / 竜泉一丁目 / １名 / 友野設備（和田建設） / 指示書：地図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9-02_14-52-11_000.jpg</text:p>
          </table:table-cell>
          <table:table-cell table:style-name="ce19" office:value-type="string">
            <text:p>:m 東和 PHOTO / 210903f / 入谷駅 / 竜泉一丁目 / １名 / 友野設備（和田建設） / 資料：天気</text:p>
          </table:table-cell>
          <table:table-cell table:style-name="Default"/>
          <table:table-cell table:style-name="ce4"/>
          <table:table-cell table:style-name="ce4"/>
          <table:table-cell table:style-name="ce38" table:formula="of:=IF([.E8]=&quot;&quot;;[.C8];CONCATENATE([.C8];&quot; / &quot;;[.E8]))" office:value-type="string" office:string-value=":m 東和 PHOTO / 210903f / 入谷駅 / 竜泉一丁目 / １名 / 友野設備（和田建設） / 資料：天気">
            <text:p>:m 東和 PHOTO / 210903f / 入谷駅 / 竜泉一丁目 / １名 / 友野設備（和田建設） / 資料：天気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9-02_14-52-25_000.jpg</text:p>
          </table:table-cell>
          <table:table-cell table:style-name="ce19" office:value-type="string">
            <text:p>:m 東和 PHOTO / 210903f / 入谷駅 / 竜泉一丁目 / １名 / 友野設備（和田建設） / 資料：交通</text:p>
          </table:table-cell>
          <table:table-cell table:style-name="Default"/>
          <table:table-cell table:style-name="ce4"/>
          <table:table-cell table:style-name="ce4"/>
          <table:table-cell table:style-name="ce38" table:formula="of:=IF([.E9]=&quot;&quot;;[.C9];CONCATENATE([.C9];&quot; / &quot;;[.E9]))" office:value-type="string" office:string-value=":m 東和 PHOTO / 210903f / 入谷駅 / 竜泉一丁目 / １名 / 友野設備（和田建設） / 資料：交通">
            <text:p>:m 東和 PHOTO / 210903f / 入谷駅 / 竜泉一丁目 / １名 / 友野設備（和田建設） / 資料：交通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9-02_15-11-14_000.jpg</text:p>
          </table:table-cell>
          <table:table-cell table:style-name="ce19" office:value-type="string">
            <text:p>:m 東和 PHOTO / 210903f / 入谷駅 / 竜泉一丁目 / １名 / 友野設備（和田建設） / 資料：地図</text:p>
          </table:table-cell>
          <table:table-cell table:style-name="Default"/>
          <table:table-cell table:style-name="ce4"/>
          <table:table-cell table:style-name="ce4" office:value-type="string">
            <text:p>N-35-35-24.28894 E-139-34-54.927978</text:p>
          </table:table-cell>
          <table:table-cell table:style-name="ce38" table:formula="of:=IF([.E10]=&quot;&quot;;[.C10];CONCATENATE([.C10];&quot; / &quot;;[.E10]))" office:value-type="string" office:string-value=":m 東和 PHOTO / 210903f / 入谷駅 / 竜泉一丁目 / １名 / 友野設備（和田建設） / 資料：地図">
            <text:p>:m 東和 PHOTO / 210903f / 入谷駅 / 竜泉一丁目 / １名 / 友野設備（和田建設） / 資料：地図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4" office:value-type="string">
            <text:p>2021-09-02_15-16-37_000.jpg</text:p>
          </table:table-cell>
          <table:table-cell table:style-name="ce19" office:value-type="string">
            <text:p>:m 東和 PHOTO / 210903f / 入谷駅 / 竜泉一丁目 / １名 / 友野設備（和田建設） / 資料：地図：路上</text:p>
          </table:table-cell>
          <table:table-cell table:style-name="Default"/>
          <table:table-cell table:style-name="ce4"/>
          <table:table-cell table:style-name="ce4" office:value-type="string">
            <text:p>N-35-35-24.783325 E-139-34-55.202636</text:p>
          </table:table-cell>
          <table:table-cell table:style-name="ce38" table:formula="of:=IF([.E11]=&quot;&quot;;[.C11];CONCATENATE([.C11];&quot; / &quot;;[.E11]))" office:value-type="string" office:string-value=":m 東和 PHOTO / 210903f / 入谷駅 / 竜泉一丁目 / １名 / 友野設備（和田建設） / 資料：地図：路上">
            <text:p>:m 東和 PHOTO / 210903f / 入谷駅 / 竜泉一丁目 / １名 / 友野設備（和田建設） / 資料：地図：路上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9-02_15-17-03_000.jpg</text:p>
          </table:table-cell>
          <table:table-cell table:style-name="ce19" office:value-type="string">
            <text:p>:m 東和 PHOTO / 210903f / 入谷駅 / 竜泉一丁目 / １名 / 友野設備（和田建設） / 資料：スケジュール</text:p>
          </table:table-cell>
          <table:table-cell table:style-name="Default"/>
          <table:table-cell table:style-name="ce4"/>
          <table:table-cell table:style-name="ce4" office:value-type="string">
            <text:p>N-35-35-21.377563 E-139-34-43.996582</text:p>
          </table:table-cell>
          <table:table-cell table:style-name="ce38" table:formula="of:=IF([.E12]=&quot;&quot;;[.C12];CONCATENATE([.C12];&quot; / &quot;;[.E12]))" office:value-type="string" office:string-value=":m 東和 PHOTO / 210903f / 入谷駅 / 竜泉一丁目 / １名 / 友野設備（和田建設） / 資料：スケジュール">
            <text:p>:m 東和 PHOTO / 210903f / 入谷駅 / 竜泉一丁目 / １名 / 友野設備（和田建設） / 資料：スケジュール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4" office:value-type="string">
            <text:p>2021-09-02_16-32-29_000.jpg</text:p>
          </table:table-cell>
          <table:table-cell table:style-name="ce8" office:value-type="string">
            <text:p>:m RES 1*3 / free# JVEMV6 68#_83:1 / 68. theoretical-physics(tp) / w=,topics=ランダウの記号,other=calc+:((sinx)^2-x^2/(x^2*(sinx)^2));orig+:sin-cosの微分,s=~,i=~,doc=r-6-1~7#1.2</text:p>
          </table:table-cell>
          <table:table-cell table:style-name="ce17"/>
          <table:table-cell table:style-name="ce4"/>
          <table:table-cell table:style-name="ce4" office:value-type="string">
            <text:p>N-35-35-24.0 E-139-34-54.0</text:p>
          </table:table-cell>
          <table:table-cell table:style-name="ce38" table:formula="of:=IF([.E13]=&quot;&quot;;[.C13];CONCATENATE([.C13];&quot; / &quot;;[.E13]))" office:value-type="string" office:string-value=":m RES 1*3 / free# JVEMV6 68#_83:1 / 68. theoretical-physics(tp) / w=,topics=ランダウの記号,other=calc+:((sinx)^2-x^2/(x^2*(sinx)^2));orig+:sin-cosの微分,s=~,i=~,doc=r-6-1~7#1.2">
            <text:p>:m RES 1*3 / free# JVEMV6 68#_83:1 / 68. theoretical-physics(tp) / w=,topics=ランダウの記号,other=calc+:((sinx)^2-x^2/(x^2*(sinx)^2));orig+:sin-cosの微分,s=~,i=~,doc=r-6-1~7#1.2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09-02_16-33-15_000.jpg</text:p>
          </table:table-cell>
          <table:table-cell table:style-name="ce19" office:value-type="string">
            <text:p>:m RES 3*3 / free# JVEMV6 68#_83:1 / 68. theoretical-physics(tp) / w=(sinx-x/x^2),topics=ランダウの記号,other=q+:open:ランダウの記号は、同値か？;orig+:collorary,s=~,i=~,doc=r-6-1~7#1.2</text:p>
          </table:table-cell>
          <table:table-cell table:style-name="ce19"/>
          <table:table-cell table:style-name="ce4"/>
          <table:table-cell table:style-name="ce4" office:value-type="string">
            <text:p>N-35-35-24.28894 E-139-34-54.927978</text:p>
          </table:table-cell>
          <table:table-cell table:style-name="ce38" table:formula="of:=IF([.E14]=&quot;&quot;;[.C14];CONCATENATE([.C14];&quot; / &quot;;[.E14]))" office:value-type="string" office:string-value=":m RES 3*3 / free# JVEMV6 68#_83:1 / 68. theoretical-physics(tp) / w=(sinx-x/x^2),topics=ランダウの記号,other=q+:open:ランダウの記号は、同値か？;orig+:collorary,s=~,i=~,doc=r-6-1~7#1.2">
            <text:p>:m RES 3*3 / free# JVEMV6 68#_83:1 / 68. theoretical-physics(tp) / w=(sinx-x/x^2),topics=ランダウの記号,other=q+:open:ランダウの記号は、同値か？;orig+:collorary,s=~,i=~,doc=r-6-1~7#1.2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1-09-02_16-35-42_000.jpg</text:p>
          </table:table-cell>
          <table:table-cell table:style-name="ce19" office:value-type="string">
            <text:p>:m RES 2*3 / free# JVEMV6 68#_83:1 / 68. theoretical-physics(tp) / w=~,topics=ランダウの記号,other=orig+:sin-cosの微分,s=~,i=~,doc=r-6-1~7#1.2</text:p>
          </table:table-cell>
          <table:table-cell table:style-name="ce19"/>
          <table:table-cell table:style-name="ce4"/>
          <table:table-cell table:style-name="ce4" office:value-type="string">
            <text:p>N-35-35-24.783325 E-139-34-55.202636</text:p>
          </table:table-cell>
          <table:table-cell table:style-name="ce38" table:formula="of:=IF([.E15]=&quot;&quot;;[.C15];CONCATENATE([.C15];&quot; / &quot;;[.E15]))" office:value-type="string" office:string-value=":m RES 2*3 / free# JVEMV6 68#_83:1 / 68. theoretical-physics(tp) / w=~,topics=ランダウの記号,other=orig+:sin-cosの微分,s=~,i=~,doc=r-6-1~7#1.2">
            <text:p>:m RES 2*3 / free# JVEMV6 68#_83:1 / 68. theoretical-physics(tp) / w=~,topics=ランダウの記号,other=orig+:sin-cosの微分,s=~,i=~,doc=r-6-1~7#1.2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15">
            <text:p>15</text:p>
          </table:table-cell>
          <table:table-cell table:style-name="ce4" office:value-type="string">
            <text:p>2021-09-02_18-03-48_000.jpg</text:p>
          </table:table-cell>
          <table:table-cell table:style-name="ce19" office:value-type="string">
            <text:p>:m RES 1*1 / free# JVEMV6 68#_83:2 / 68. theoretical-physics(tp) / w=(f(x)=φ+o(g(x))),topics=ランダウの記号；(sinx/x),other=i-1.1:(sinx/x),s=~,i=~,doc=r-6-1~7#2.5</text:p>
          </table:table-cell>
          <table:table-cell table:style-name="ce19"/>
          <table:table-cell table:style-name="ce4"/>
          <table:table-cell table:style-name="ce4" office:value-type="string">
            <text:p>N-35-35-24.783325 E-139-34-55.202636</text:p>
          </table:table-cell>
          <table:table-cell table:style-name="ce38" table:formula="of:=IF([.E16]=&quot;&quot;;[.C16];CONCATENATE([.C16];&quot; / &quot;;[.E16]))" office:value-type="string" office:string-value=":m RES 1*1 / free# JVEMV6 68#_83:2 / 68. theoretical-physics(tp) / w=(f(x)=φ+o(g(x))),topics=ランダウの記号；(sinx/x),other=i-1.1:(sinx/x),s=~,i=~,doc=r-6-1~7#2.5">
            <text:p>:m RES 1*1 / free# JVEMV6 68#_83:2 / 68. theoretical-physics(tp) / w=(f(x)=φ+o(g(x))),topics=ランダウの記号；(sinx/x),other=i-1.1:(sinx/x),s=~,i=~,doc=r-6-1~7#2.5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16">
            <text:p>16</text:p>
          </table:table-cell>
          <table:table-cell table:style-name="ce4" office:value-type="string">
            <text:p>2021-09-02_20-50-23_000.jpg</text:p>
          </table:table-cell>
          <table:table-cell table:style-name="ce19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4.783325 E-139-34-55.202636</text:p>
          </table:table-cell>
          <table:table-cell table:style-name="ce38" table:formula="of:=IF([.E17]=&quot;&quot;;[.C17];CONCATENATE([.C17];&quot; / &quot;;[.E17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1-09-02_22-24-09_000.jpg</text:p>
          </table:table-cell>
          <table:table-cell table:style-name="ce19" office:value-type="string">
            <text:p>:m #*# / math / topic=円周率：(Π-3)を作図, about=作図できるか？,other=~,id=~ || :tome/ (lang=ja) / topic=経済 / content=research-math、経済の調べにも、同じアプローチ：「これは、どんな仕組みが働いているのか？」 || :m :? #*# / topic=Π：テイラー展開 / content=Πをテイラー展開、可能か？ || :m :? #*# / topic=history:日本史 / content=室町時代の、民衆の、思想：２つ、上げてみよう</text:p>
          </table:table-cell>
          <table:table-cell table:style-name="ce18"/>
          <table:table-cell table:style-name="ce4"/>
          <table:table-cell table:style-name="ce4" office:value-type="string">
            <text:p>N-35-35-24.783325 E-139-34-55.202636</text:p>
          </table:table-cell>
          <table:table-cell table:style-name="ce38" table:formula="of:=IF([.E18]=&quot;&quot;;[.C18];CONCATENATE([.C18];&quot; / &quot;;[.E18]))" office:value-type="string" office:string-value=":m #*# / math / topic=円周率：(Π-3)を作図, about=作図できるか？,other=~,id=~ || :tome/ (lang=ja) / topic=経済 / content=research-math、経済の調べにも、同じアプローチ：「これは、どんな仕組みが働いているのか？」 || :m :? #*# / topic=Π：テイラー展開 / content=Πをテイラー展開、可能か？ || :m :? #*# / topic=history:日本史 / content=室町時代の、民衆の、思想：２つ、上げてみよう">
            <text:p>:m #*# / math / topic=円周率：(Π-3)を作図, about=作図できるか？,other=~,id=~ || :tome/ (lang=ja) / topic=経済 / content=research-math、経済の調べにも、同じアプローチ：「これは、どんな仕組みが働いているのか？」 || :m :? #*# / topic=Π：テイラー展開 / content=Πをテイラー展開、可能か？ || :m :? #*# / topic=history:日本史 / content=室町時代の、民衆の、思想：２つ、上げてみよう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2021-09-02_22-27-41_000.jpg</text:p>
          </table:table-cell>
          <table:table-cell table:style-name="ce19" office:value-type="string">
            <text:p>:m :PHOTO 寝た時刻 / 2021</text:p>
          </table:table-cell>
          <table:table-cell table:style-name="ce19"/>
          <table:table-cell table:style-name="ce4"/>
          <table:table-cell table:style-name="ce4" office:value-type="string">
            <text:p>N-35-35-24.783325 E-139-34-55.202636</text:p>
          </table:table-cell>
          <table:table-cell table:style-name="ce38" table:formula="of:=IF([.E19]=&quot;&quot;;[.C19];CONCATENATE([.C19];&quot; / &quot;;[.E19]))" office:value-type="string" office:string-value=":m :PHOTO 寝た時刻 / 2021">
            <text:p>:m :PHOTO 寝た時刻 / 202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2021-09-03_00-08-09_000.jpg</text:p>
          </table:table-cell>
          <table:table-cell table:style-name="ce20" office:value-type="string">
            <text:p>:m :PHOTO 起きた時刻（夜中） / 2021</text:p>
          </table:table-cell>
          <table:table-cell table:style-name="ce17"/>
          <table:table-cell table:style-name="ce4"/>
          <table:table-cell table:style-name="ce4" office:value-type="string">
            <text:p>N-35-35-24.28894 E-139-34-54.927978</text:p>
          </table:table-cell>
          <table:table-cell table:style-name="ce38" table:formula="of:=IF([.E20]=&quot;&quot;;[.C20];CONCATENATE([.C20];&quot; / &quot;;[.E20]))" office:value-type="string" office:string-value=":m :PHOTO 起きた時刻（夜中） / 2021">
            <text:p>:m :PHOTO 起きた時刻（夜中） / 202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2021-09-03_02-51-14_000.jpg</text:p>
          </table:table-cell>
          <table:table-cell table:style-name="ce20" office:value-type="string">
            <text:p>:m :PHOTO 起きた時刻（夜中） / 2021</text:p>
          </table:table-cell>
          <table:table-cell table:style-name="ce20"/>
          <table:table-cell table:style-name="ce4"/>
          <table:table-cell table:style-name="ce4" office:value-type="string">
            <text:p>N-35-35-24.28894 E-139-34-54.927978</text:p>
          </table:table-cell>
          <table:table-cell table:style-name="ce38" table:formula="of:=IF([.E21]=&quot;&quot;;[.C21];CONCATENATE([.C21];&quot; / &quot;;[.E21]))" office:value-type="string" office:string-value=":m :PHOTO 起きた時刻（夜中） / 2021">
            <text:p>:m :PHOTO 起きた時刻（夜中） / 202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4" office:value-type="string">
            <text:p>2021-09-03_04-09-52_000.jpg</text:p>
          </table:table-cell>
          <table:table-cell table:style-name="ce17" office:value-type="string">
            <text:p>:m :PHOTO 起きた時刻 / 2021</text:p>
          </table:table-cell>
          <table:table-cell table:style-name="ce19"/>
          <table:table-cell table:style-name="ce4"/>
          <table:table-cell table:style-name="ce4" office:value-type="string">
            <text:p>N-35-35-24.28894 E-139-34-54.927978</text:p>
          </table:table-cell>
          <table:table-cell table:style-name="ce38" table:formula="of:=IF([.E22]=&quot;&quot;;[.C22];CONCATENATE([.C22];&quot; / &quot;;[.E22]))" office:value-type="string" office:string-value=":m :PHOTO 起きた時刻 / 2021">
            <text:p>:m :PHOTO 起きた時刻 / 202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4" office:value-type="string">
            <text:p>2021-09-03_05-15-32_000.jpg</text:p>
          </table:table-cell>
          <table:table-cell table:style-name="ce19" office:value-type="string">
            <text:p>:m 東和 PHOTO / 210903f / 入谷駅 / 竜泉一丁目 / １名 / 友野設備（和田建設） / 出発時間 / N-35-35-24.28894 E-139-34-54.927978</text:p>
          </table:table-cell>
          <table:table-cell table:style-name="ce19"/>
          <table:table-cell table:style-name="ce4" table:formula="of:=[.F23]" office:value-type="string" office:string-value="N-35-35-24.28894 E-139-34-54.927978">
            <text:p>N-35-35-24.28894 E-139-34-54.927978</text:p>
          </table:table-cell>
          <table:table-cell table:style-name="ce4" office:value-type="string">
            <text:p>N-35-35-24.28894 E-139-34-54.927978</text:p>
          </table:table-cell>
          <table:table-cell table:style-name="ce38" table:formula="of:=IF([.E23]=&quot;&quot;;[.C23];CONCATENATE([.C23];&quot; / &quot;;[.E23]))" office:value-type="string" office:string-value=":m 東和 PHOTO / 210903f / 入谷駅 / 竜泉一丁目 / １名 / 友野設備（和田建設） / 出発時間 / N-35-35-24.28894 E-139-34-54.927978 / N-35-35-24.28894 E-139-34-54.927978">
            <text:p>:m 東和 PHOTO / 210903f / 入谷駅 / 竜泉一丁目 / １名 / 友野設備（和田建設） / 出発時間 / N-35-35-24.28894 E-139-34-54.927978 / N-35-35-24.28894 E-139-34-54.927978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4" office:value-type="string">
            <text:p>2021-09-03_07-04-05_000.jpg</text:p>
          </table:table-cell>
          <table:table-cell table:style-name="ce19" office:value-type="string">
            <text:p>:m 東和 PHOTO / 210903f / 入谷駅 / 竜泉一丁目 / １名 / 友野設備（和田建設） / 現場状況 / N-35-43-25.531311 E-139-47-28.480224</text:p>
          </table:table-cell>
          <table:table-cell table:style-name="ce19"/>
          <table:table-cell table:style-name="ce4" table:formula="of:=[.F24]" office:value-type="string" office:string-value="N-35-43-25.531311 E-139-47-28.480224">
            <text:p>N-35-43-25.531311 E-139-47-28.480224</text:p>
          </table:table-cell>
          <table:table-cell table:style-name="ce4" office:value-type="string">
            <text:p>N-35-43-25.531311 E-139-47-28.480224</text:p>
          </table:table-cell>
          <table:table-cell table:style-name="ce38" table:formula="of:=IF([.E24]=&quot;&quot;;[.C24];CONCATENATE([.C24];&quot; / &quot;;[.E24]))" office:value-type="string" office:string-value=":m 東和 PHOTO / 210903f / 入谷駅 / 竜泉一丁目 / １名 / 友野設備（和田建設） / 現場状況 / N-35-43-25.531311 E-139-47-28.480224 / N-35-43-25.531311 E-139-47-28.480224">
            <text:p>:m 東和 PHOTO / 210903f / 入谷駅 / 竜泉一丁目 / １名 / 友野設備（和田建設） / 現場状況 / N-35-43-25.531311 E-139-47-28.480224 / N-35-43-25.531311 E-139-47-28.480224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4" office:value-type="string">
            <text:p>2021-09-03_07-04-19_000.jpg</text:p>
          </table:table-cell>
          <table:table-cell table:style-name="ce19" office:value-type="string">
            <text:p>:m 東和 PHOTO / 210903f / 入谷駅 / 竜泉一丁目 / １名 / 友野設備（和田建設） / 現場状況 / N-35-43-25.531311 E-139-47-28.480224</text:p>
          </table:table-cell>
          <table:table-cell table:style-name="ce19"/>
          <table:table-cell table:style-name="ce4" table:formula="of:=[.F25]" office:value-type="string" office:string-value="N-35-43-25.531311 E-139-47-28.480224">
            <text:p>N-35-43-25.531311 E-139-47-28.480224</text:p>
          </table:table-cell>
          <table:table-cell table:style-name="ce4" office:value-type="string">
            <text:p>N-35-43-25.531311 E-139-47-28.480224</text:p>
          </table:table-cell>
          <table:table-cell table:style-name="ce38" table:formula="of:=IF([.E25]=&quot;&quot;;[.C25];CONCATENATE([.C25];&quot; / &quot;;[.E25]))" office:value-type="string" office:string-value=":m 東和 PHOTO / 210903f / 入谷駅 / 竜泉一丁目 / １名 / 友野設備（和田建設） / 現場状況 / N-35-43-25.531311 E-139-47-28.480224 / N-35-43-25.531311 E-139-47-28.480224">
            <text:p>:m 東和 PHOTO / 210903f / 入谷駅 / 竜泉一丁目 / １名 / 友野設備（和田建設） / 現場状況 / N-35-43-25.531311 E-139-47-28.480224 / N-35-43-25.531311 E-139-47-28.480224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4" office:value-type="string">
            <text:p>2021-09-03_07-04-33_000.jpg</text:p>
          </table:table-cell>
          <table:table-cell table:style-name="ce19" office:value-type="string">
            <text:p>:m 東和 PHOTO / 210903f / 入谷駅 / 竜泉一丁目 / １名 / 友野設備（和田建設） / 現場状況 / N-35-43-25.531311 E-139-47-28.480224</text:p>
          </table:table-cell>
          <table:table-cell table:style-name="ce19"/>
          <table:table-cell table:style-name="ce4" table:formula="of:=[.F26]" office:value-type="string" office:string-value="N-35-43-25.531311 E-139-47-28.480224">
            <text:p>N-35-43-25.531311 E-139-47-28.480224</text:p>
          </table:table-cell>
          <table:table-cell table:style-name="ce4" office:value-type="string">
            <text:p>N-35-43-25.531311 E-139-47-28.480224</text:p>
          </table:table-cell>
          <table:table-cell table:style-name="ce38" table:formula="of:=IF([.E26]=&quot;&quot;;[.C26];CONCATENATE([.C26];&quot; / &quot;;[.E26]))" office:value-type="string" office:string-value=":m 東和 PHOTO / 210903f / 入谷駅 / 竜泉一丁目 / １名 / 友野設備（和田建設） / 現場状況 / N-35-43-25.531311 E-139-47-28.480224 / N-35-43-25.531311 E-139-47-28.480224">
            <text:p>:m 東和 PHOTO / 210903f / 入谷駅 / 竜泉一丁目 / １名 / 友野設備（和田建設） / 現場状況 / N-35-43-25.531311 E-139-47-28.480224 / N-35-43-25.531311 E-139-47-28.480224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4" office:value-type="string">
            <text:p>2021-09-03_19-08-01_000.jpg</text:p>
          </table:table-cell>
          <table:table-cell table:style-name="ce19" office:value-type="string">
            <text:p>:m 東和 PHOTO / 210903f / 入谷駅 / 竜泉一丁目 / １名 / 友野設備（和田建設） / 日報</text:p>
          </table:table-cell>
          <table:table-cell table:style-name="ce19"/>
          <table:table-cell table:style-name="ce4"/>
          <table:table-cell table:style-name="ce4" office:value-type="string">
            <text:p>N-35-35-24.096679 E-139-34-55.037841</text:p>
          </table:table-cell>
          <table:table-cell table:style-name="ce38" table:formula="of:=IF([.E27]=&quot;&quot;;[.C27];CONCATENATE([.C27];&quot; / &quot;;[.E27]))" office:value-type="string" office:string-value=":m 東和 PHOTO / 210903f / 入谷駅 / 竜泉一丁目 / １名 / 友野設備（和田建設） / 日報">
            <text:p>:m 東和 PHOTO / 210903f / 入谷駅 / 竜泉一丁目 / １名 / 友野設備（和田建設） / 日報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4" office:value-type="string">
            <text:p>2021-09-04_10-05-06_000.jpg</text:p>
          </table:table-cell>
          <table:table-cell table:style-name="ce17" office:value-type="string">
            <text:p>:m :PHOTO 起きた時刻 / 2021</text:p>
          </table:table-cell>
          <table:table-cell table:style-name="ce19"/>
          <table:table-cell table:style-name="ce4"/>
          <table:table-cell table:style-name="ce4" office:value-type="string">
            <text:p>N-35-35-24.797058 E-139-34-55.202636</text:p>
          </table:table-cell>
          <table:table-cell table:style-name="ce38" table:formula="of:=IF([.E28]=&quot;&quot;;[.C28];CONCATENATE([.C28];&quot; / &quot;;[.E28]))" office:value-type="string" office:string-value=":m :PHOTO 起きた時刻 / 2021">
            <text:p>:m :PHOTO 起きた時刻 / 202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4" office:value-type="string">
            <text:p>2021-09-04_10-13-04_000.jpg</text:p>
          </table:table-cell>
          <table:table-cell table:style-name="ce19" office:value-type="string">
            <text:p>:PHOTO 記録用 / @自宅；東側；洗面所から見える；東の犬走り / 自然観察 / 花</text:p>
          </table:table-cell>
          <table:table-cell table:style-name="ce20"/>
          <table:table-cell table:style-name="ce4"/>
          <table:table-cell table:style-name="ce4" office:value-type="string">
            <text:p>N-35-36-1.697387 E-139-35-4.04663</text:p>
          </table:table-cell>
          <table:table-cell table:style-name="ce38" table:formula="of:=IF([.E29]=&quot;&quot;;[.C29];CONCATENATE([.C29];&quot; / &quot;;[.E29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4" office:value-type="string">
            <text:p>2021-09-04_10-59-49_000.jpg</text:p>
          </table:table-cell>
          <table:table-cell table:style-name="ce19" office:value-type="string">
            <text:p>-*</text:p>
          </table:table-cell>
          <table:table-cell table:style-name="ce19"/>
          <table:table-cell table:style-name="ce4"/>
          <table:table-cell table:style-name="ce4" office:value-type="string">
            <text:p>N-35-35-22.0 E-139-34-52.0</text:p>
          </table:table-cell>
          <table:table-cell table:style-name="ce38" table:formula="of:=IF([.E30]=&quot;&quot;;[.C30];CONCATENATE([.C30];&quot; / &quot;;[.E30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9-02_18-39-46_000.mp4</text:p>
          </table:table-cell>
          <table:table-cell table:style-name="ce19" office:value-type="string">
            <text:p>:VIDEO / @自室 / 記録 / jap.flute / 演奏、play / 2021-09-02_18-39-46_000.mp4 / todays-melody,genr=~,for=~,key=~,tempo=~,R=1,i.f.=~,memo=~,elements=~,notes=5`-4`-3`-1`-1f`,Re+</text:p>
          </table:table-cell>
          <table:table-cell table:style-name="ce19"/>
          <table:table-cell table:style-name="ce4"/>
          <table:table-cell table:style-name="ce4"/>
          <table:table-cell table:style-name="ce38" table:formula="of:=IF([.E31]=&quot;&quot;;[.C31];CONCATENATE([.C31];&quot; / &quot;;[.E31]))" office:value-type="string" office:string-value=":VIDEO / @自室 / 記録 / jap.flute / 演奏、play / 2021-09-02_18-39-46_000.mp4 / todays-melody,genr=~,for=~,key=~,tempo=~,R=1,i.f.=~,memo=~,elements=~,notes=5`-4`-3`-1`-1f`,Re+">
            <text:p>:VIDEO / @自室 / 記録 / jap.flute / 演奏、play / 2021-09-02_18-39-46_000.mp4 / todays-melody,genr=~,for=~,key=~,tempo=~,R=1,i.f.=~,memo=~,elements=~,notes=5`-4`-3`-1`-1f`,Re+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4" office:value-type="string">
            <text:p>2021-09-02_18-42-40_000.mp4</text:p>
          </table:table-cell>
          <table:table-cell table:style-name="ce19" office:value-type="string">
            <text:p>:VIDEO / @自室 / 記録 / jap.flute / 演奏、play / 2021-09-02_18-42-40_000.mp4 / todays-melody,genr=~,for=~,key=~,tempo=~,R=2,i.f.=~,memo=~,elements=~,notes=,Re+</text:p>
          </table:table-cell>
          <table:table-cell table:style-name="ce19"/>
          <table:table-cell table:style-name="ce4"/>
          <table:table-cell table:style-name="ce4"/>
          <table:table-cell table:style-name="ce38" table:formula="of:=IF([.E32]=&quot;&quot;;[.C32];CONCATENATE([.C32];&quot; / &quot;;[.E32]))" office:value-type="string" office:string-value=":VIDEO / @自室 / 記録 / jap.flute / 演奏、play / 2021-09-02_18-42-40_000.mp4 / todays-melody,genr=~,for=~,key=~,tempo=~,R=2,i.f.=~,memo=~,elements=~,notes=,Re+">
            <text:p>:VIDEO / @自室 / 記録 / jap.flute / 演奏、play / 2021-09-02_18-42-40_000.mp4 / todays-melody,genr=~,for=~,key=~,tempo=~,R=2,i.f.=~,memo=~,elements=~,notes=,Re+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9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9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7]=&quot;&quot;;[.C57];CONCATENATE([.C57];&quot; / &quot;;[.E5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8]=&quot;&quot;;[.C58];CONCATENATE([.C58];&quot; / &quot;;[.E5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9]=&quot;&quot;;[.C59];CONCATENATE([.C59];&quot; / &quot;;[.E5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0]=&quot;&quot;;[.C60];CONCATENATE([.C60];&quot; / &quot;;[.E6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1]=&quot;&quot;;[.C61];CONCATENATE([.C61];&quot; / &quot;;[.E6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2]=&quot;&quot;;[.C62];CONCATENATE([.C62];&quot; / &quot;;[.E6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7"/>
          <table:table-cell table:style-name="ce4"/>
          <table:table-cell table:style-name="ce4"/>
          <table:table-cell table:style-name="ce38" table:formula="of:=IF([.E63]=&quot;&quot;;[.C63];CONCATENATE([.C63];&quot; / &quot;;[.E6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37"/>
          <table:table-cell table:style-name="ce4"/>
          <table:table-cell table:style-name="ce4"/>
          <table:table-cell table:style-name="ce38" table:formula="of:=IF([.E64]=&quot;&quot;;[.C64];CONCATENATE([.C64];&quot; / &quot;;[.E6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65]=&quot;&quot;;[.C65];CONCATENATE([.C65];&quot; / &quot;;[.E6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66]=&quot;&quot;;[.C66];CONCATENATE([.C66];&quot; / &quot;;[.E6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7]=&quot;&quot;;[.C67];CONCATENATE([.C67];&quot; / &quot;;[.E6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8]=&quot;&quot;;[.C68];CONCATENATE([.C68];&quot; / &quot;;[.E6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9]=&quot;&quot;;[.C69];CONCATENATE([.C69];&quot; / &quot;;[.E6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0]=&quot;&quot;;[.C70];CONCATENATE([.C70];&quot; / &quot;;[.E7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1]=&quot;&quot;;[.C71];CONCATENATE([.C71];&quot; / &quot;;[.E7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2]=&quot;&quot;;[.C72];CONCATENATE([.C72];&quot; / &quot;;[.E7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3]=&quot;&quot;;[.C73];CONCATENATE([.C73];&quot; / &quot;;[.E7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4]=&quot;&quot;;[.C74];CONCATENATE([.C74];&quot; / &quot;;[.E7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5]=&quot;&quot;;[.C75];CONCATENATE([.C75];&quot; / &quot;;[.E7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6]=&quot;&quot;;[.C76];CONCATENATE([.C76];&quot; / &quot;;[.E7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7]=&quot;&quot;;[.C77];CONCATENATE([.C77];&quot; / &quot;;[.E7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8]=&quot;&quot;;[.C78];CONCATENATE([.C78];&quot; / &quot;;[.E7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9]=&quot;&quot;;[.C79];CONCATENATE([.C79];&quot; / &quot;;[.E7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80]=&quot;&quot;;[.C80];CONCATENATE([.C80];&quot; / &quot;;[.E8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82]=&quot;&quot;;[.C82];CONCATENATE([.C82];&quot; / &quot;;[.E8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9" office:value-type="string">
            <text:p>:m 東和 PHOTO / 210903f / 入谷駅 / 目黒区中目黒プロジェクト / １名 / 丸電工業（藤木建設） / 日報</text:p>
          </table:table-cell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 office:value-type="string">
            <text:p>:m :PHOTO 起きた時刻（二度寝） / 2021</text:p>
          </table:table-cell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 office:value-type="string">
            <text:p>:PHOTO 記録用 / @自宅；東側；洗面所から見える；東の犬走り / 自然観察 / 花</text:p>
          </table:table-cell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9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17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86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2" table:formula="of:=COUNTBLANK([.$C$2:.C45])" office:value-type="float" office:value="13">
            <text:p>13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3" table:formula="of:=COUNTIF([.$C$2:.$C81];&quot;-\*&quot;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4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2" table:formula="of:=COUNTA([.$B$2:.$B29])" office:value-type="float" office:value="28">
            <text:p>28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25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2" table:formula="of:=COUNTIF([.$C$2:.$C29];[.B3025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1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二度寝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50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04">2021/09/04</text:date>, <text:time>12:23:3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9-04T12:23:31.10</dc:date>
    <dc:creator>iwabuchi ken</dc:creator>
    <meta:editing-duration>P36DT10H25M24S</meta:editing-duration>
    <meta:editing-cycles>13274</meta:editing-cycles>
    <meta:document-statistic meta:table-count="1" meta:cell-count="491" meta:object-count="0"/>
  </office:meta>
</office:document-meta>
</file>